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d3db5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d527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paragraph-properties>
        <style:tab-stops>
          <style:tab-stop style:position="1.9898in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4c97ca" officeooo:paragraph-rsid="004d527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3db5" officeooo:paragraph-rsid="004d3db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d5273" officeooo:paragraph-rsid="004d527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paragraph-properties>
        <style:tab-stops>
          <style:tab-stop style:position="2.0102in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4d5273" officeooo:paragraph-rsid="004d527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8097" officeooo:paragraph-rsid="004e809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8097" officeooo:paragraph-rsid="004f335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335b" officeooo:paragraph-rsid="004f335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07ce5" officeooo:paragraph-rsid="00507ce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126dc" officeooo:paragraph-rsid="005126d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126dc" officeooo:paragraph-rsid="0052d57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2d57a" officeooo:paragraph-rsid="005126d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2d57a" officeooo:paragraph-rsid="0052d57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84bb" officeooo:paragraph-rsid="005384b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3c74b" officeooo:paragraph-rsid="0053c74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59acc" officeooo:paragraph-rsid="00559ac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officeooo:paragraph-rsid="00507ce5"/>
    </style:style>
    <style:style style:name="P21" style:family="paragraph" style:parent-style-name="Math_20_text">
      <style:text-properties officeooo:paragraph-rsid="005126dc"/>
    </style:style>
    <style:style style:name="P22" style:family="paragraph" style:parent-style-name="Math_20_text">
      <style:text-properties officeooo:paragraph-rsid="0052d57a"/>
    </style:style>
    <style:style style:name="P23" style:family="paragraph" style:parent-style-name="Math_20_text">
      <style:text-properties officeooo:paragraph-rsid="0053c74b"/>
    </style:style>
    <style:style style:name="P24" style:family="paragraph" style:parent-style-name="Math_20_text">
      <style:text-properties officeooo:paragraph-rsid="00559acc"/>
    </style:style>
    <style:style style:name="P2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d5273" officeooo:paragraph-rsid="004d527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126dc" officeooo:paragraph-rsid="005126d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paragraph-properties fo:break-before="page"/>
      <style:text-properties officeooo:paragraph-rsid="0053c74b"/>
    </style:style>
    <style:style style:name="P28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2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e8097" officeooo:paragraph-rsid="0059eb0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335b" officeooo:paragraph-rsid="0059eb07" style:font-size-asian="12pt" style:font-style-asian="normal" style:font-weight-asian="normal" style:font-size-complex="12pt" style:font-style-complex="normal" style:font-weight-complex="normal"/>
    </style:style>
    <style:style style:name="P31" style:family="paragraph">
      <style:paragraph-properties fo:text-align="center"/>
    </style:style>
    <style:style style:name="T1" style:family="text">
      <style:text-properties officeooo:rsid="004d3db5"/>
    </style:style>
    <style:style style:name="T2" style:family="text">
      <style:text-properties style:text-position="sub 58%"/>
    </style:style>
    <style:style style:name="T3" style:family="text">
      <style:text-properties style:text-position="sub 58%" style:text-underline-style="solid" style:text-underline-width="auto" style:text-underline-color="font-color" officeooo:rsid="004d3db5"/>
    </style:style>
    <style:style style:name="T4" style:family="text">
      <style:text-properties style:text-position="sub 58%" officeooo:rsid="004d5273"/>
    </style:style>
    <style:style style:name="T5" style:family="text">
      <style:text-properties style:text-position="sub 58%" officeooo:rsid="004f335b"/>
    </style:style>
    <style:style style:name="T6" style:family="text">
      <style:text-properties style:text-position="sub 58%" officeooo:rsid="0059eb07"/>
    </style:style>
    <style:style style:name="T7" style:family="text">
      <style:text-properties fo:color="#ffffff" officeooo:rsid="004d3db5"/>
    </style:style>
    <style:style style:name="T8" style:family="text">
      <style:text-properties fo:color="#ffffff" style:text-underline-style="solid" style:text-underline-width="auto" style:text-underline-color="font-color" officeooo:rsid="004d3db5"/>
    </style:style>
    <style:style style:name="T9" style:family="text">
      <style:text-properties fo:color="#ffffff" style:text-underline-style="solid" style:text-underline-width="auto" style:text-underline-color="font-color" officeooo:rsid="004f335b"/>
    </style:style>
    <style:style style:name="T10" style:family="text">
      <style:text-properties fo:color="#ffffff" officeooo:rsid="004d5273"/>
    </style:style>
    <style:style style:name="T11" style:family="text">
      <style:text-properties fo:color="#ffffff" officeooo:rsid="004f335b"/>
    </style:style>
    <style:style style:name="T12" style:family="text">
      <style:text-properties style:text-underline-style="solid" style:text-underline-width="auto" style:text-underline-color="font-color" officeooo:rsid="004d3db5"/>
    </style:style>
    <style:style style:name="T13" style:family="text">
      <style:text-properties style:text-underline-style="solid" style:text-underline-width="auto" style:text-underline-color="font-color" officeooo:rsid="004d5273"/>
    </style:style>
    <style:style style:name="T14" style:family="text">
      <style:text-properties style:text-underline-style="solid" style:text-underline-width="auto" style:text-underline-color="font-color" officeooo:rsid="004f335b"/>
    </style:style>
    <style:style style:name="T15" style:family="text">
      <style:text-properties style:text-outline="false" style:text-line-through-style="solid" officeooo:rsid="004d3db5"/>
    </style:style>
    <style:style style:name="T16" style:family="text">
      <style:text-properties style:text-line-through-style="solid" officeooo:rsid="004d5273"/>
    </style:style>
    <style:style style:name="T17" style:family="text">
      <style:text-properties officeooo:rsid="004d5273"/>
    </style:style>
    <style:style style:name="T18" style:family="text">
      <style:text-properties officeooo:rsid="004f335b"/>
    </style:style>
    <style:style style:name="T19" style:family="text">
      <style:text-properties style:use-window-font-color="true" style:text-position="0% 100%" fo:font-size="12pt" fo:font-style="normal" style:text-underline-style="none" fo:font-weight="normal" officeooo:rsid="004e809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use-window-font-color="true" style:text-position="0% 100%" fo:font-size="12pt" fo:font-style="normal" style:text-underline-style="none" fo:font-weight="normal" officeooo:rsid="00507ce5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use-window-font-color="true" style:text-position="0% 100%" fo:font-size="12pt" fo:font-style="normal" style:text-underline-style="none" fo:font-weight="normal" officeooo:rsid="005126d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use-window-font-color="true" style:text-position="0% 100%" fo:font-size="12pt" fo:font-style="normal" style:text-underline-style="none" fo:font-weight="normal" officeooo:rsid="0052d57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use-window-font-color="true" style:text-position="0% 100%" fo:font-size="12pt" fo:font-style="normal" style:text-underline-style="none" fo:font-weight="normal" officeooo:rsid="005384bb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use-window-font-color="true" style:text-position="0% 100%" fo:font-size="12pt" fo:font-style="normal" style:text-underline-style="none" fo:font-weight="normal" officeooo:rsid="0053c74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use-window-font-color="true" style:text-position="0% 100%" fo:font-size="12pt" fo:font-style="normal" style:text-underline-style="none" fo:font-weight="normal" officeooo:rsid="00559ac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use-window-font-color="true" style:text-position="sub 58%" fo:font-size="12pt" fo:font-style="normal" style:text-underline-style="none" fo:font-weight="normal" officeooo:rsid="005126d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use-window-font-color="true" style:text-position="sub 58%" fo:font-size="12pt" fo:font-style="normal" style:text-underline-style="none" fo:font-weight="normal" officeooo:rsid="0053c74b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style:text-position="sub 58%" fo:font-size="12pt" fo:font-style="normal" style:text-underline-style="none" fo:font-weight="normal" officeooo:rsid="00559ac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style:text-position="super 58%" fo:font-size="12pt" fo:font-style="normal" style:text-underline-style="none" fo:font-weight="normal" officeooo:rsid="0053c74b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59eb07"/>
    </style:style>
    <style:style style:name="T31" style:family="text">
      <style:text-properties fo:color="#c0c0c0" officeooo:rsid="0059eb07"/>
    </style:style>
    <style:style style:name="T32" style:family="text">
      <style:text-properties fo:color="#c0c0c0" officeooo:rsid="004f335b"/>
    </style:style>
    <style:style style:name="T33" style:family="text">
      <style:text-properties fo:color="#c0c0c0" style:text-position="sub 58%" officeooo:rsid="004f335b"/>
    </style:style>
    <style:style style:name="T34" style:family="text">
      <style:text-properties fo:color="#999999" officeooo:rsid="0059eb07"/>
    </style:style>
    <style:style style:name="T35" style:family="text">
      <style:text-properties fo:color="#999999" officeooo:rsid="004f335b"/>
    </style:style>
    <style:style style:name="T36" style:family="text">
      <style:text-properties fo:color="#999999" style:text-position="sub 58%" officeooo:rsid="004f335b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098in" draw:marker-end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20<text:span text:style-name="T1">11</text:span>-(<text:span text:style-name="T1">01</text:span>)<text:span text:style-name="T1">jan</text:span>-<text:span text:style-name="T1">24</text:span>: dag <text:span text:style-name="T1">3</text:span></text:h>
      <text:p text:style-name="P2"/>
      <text:p text:style-name="P6">Övning idag</text:p>
      <text:p text:style-name="P6"/>
      <text:p text:style-name="P6">1)<text:tab/>Beräkna a + b, c ⋅ d med a = 218, b = 137, c = 89, d = 43 (bas 10)</text:p>
      <text:p text:style-name="P6"/>
      <text:p text:style-name="P6"><text:tab/>a)<text:tab/>I bas 10</text:p>
      <text:p text:style-name="P6"><text:tab/>b)<text:tab/>I bas 2</text:p>
      <text:p text:style-name="P6"><text:tab/>c)<text:tab/>I bas 7</text:p>
      <text:p text:style-name="P6"/>
      <text:p text:style-name="P6"/>
      <text:p text:style-name="P6"/>
      <text:p text:style-name="P3"><text:span text:style-name="T1"><text:tab/>a)<text:tab/></text:span><text:span text:style-name="T7">+0</text:span><text:span text:style-name="T12">1</text:span><text:span text:style-name="T1"><text:tab/><text:tab/></text:span><text:span text:style-name="T7">++</text:span><text:span text:style-name="T1"> 89<text:tab/><text:tab/>verifera<text:tab/> <text:s text:c="5"/></text:span><text:span text:style-name="T3">10</text:span></text:p>
      <text:p text:style-name="P4"><text:span text:style-name="T1"><text:tab/><text:tab/></text:span><text:span text:style-name="T7">+</text:span><text:span text:style-name="T1">218<text:tab/><text:tab/></text:span><text:span text:style-name="T7">++</text:span><text:span text:style-name="T12">⋅43</text:span><text:span text:style-name="T1"><text:tab/><text:tab/>första<text:tab/></text:span><text:span text:style-name="T17"><text:tab/></text:span><text:span text:style-name="T7">−</text:span><text:span text:style-name="T1">3</text:span><text:span text:style-name="T15">5</text:span><text:span text:style-name="T1">5</text:span></text:p>
      <text:p text:style-name="P4"><text:span text:style-name="T1"><text:tab/><text:tab/></text:span><text:span text:style-name="T12">+137<text:tab/></text:span><text:span text:style-name="T1"><text:tab/></text:span><text:span text:style-name="T7">+0</text:span><text:span text:style-name="T1">167<text:tab/><text:tab/><text:tab/><text:tab/></text:span><text:span text:style-name="T12">−137</text:span></text:p>
      <text:p text:style-name="P4"><text:span text:style-name="T1"><text:tab/><text:tab/></text:span><text:span text:style-name="T7">+</text:span><text:span text:style-name="T1">355<text:tab/><text:tab/></text:span><text:span text:style-name="T12">+356</text:span><text:span text:style-name="T8">0</text:span><text:span text:style-name="T1"><text:tab/><text:tab/><text:tab/><text:tab/></text:span><text:span text:style-name="T7">−</text:span><text:span text:style-name="T1">218</text:span></text:p>
      <text:p text:style-name="P4"><text:span text:style-name="T1"><text:tab/><text:tab/><text:tab/><text:tab/></text:span><text:span text:style-name="T7">+</text:span><text:span text:style-name="T1">3827</text:span></text:p>
      <text:p text:style-name="P7"/>
      <text:p text:style-name="P7"><text:tab/></text:p>
      <text:p text:style-name="P7"/>
      <text:p text:style-name="P7"><text:tab/>b)<text:tab/>Uttryck a, b, c, d i bas 2:</text:p>
      <text:p text:style-name="P7"/>
      <text:p text:style-name="P4"><text:span text:style-name="T17"><text:tab/><text:tab/>218 = 2⋅109 + 0 <text:tab/><text:tab/>så:<text:tab/><text:tab/><text:tab/>a = 11011010</text:span><text:span text:style-name="T4">2</text:span></text:p>
      <text:p text:style-name="P4"><text:span text:style-name="T17"><text:tab/><text:tab/>109 = 2⋅</text:span><text:span text:style-name="T10">0</text:span><text:span text:style-name="T17">54 + 1<text:tab/><text:tab/>på samma sätt:<text:tab/>b = 10001001</text:span><text:span text:style-name="T4">2</text:span></text:p>
      <text:p text:style-name="P4"><text:span text:style-name="T17"><text:tab/><text:tab/></text:span><text:span text:style-name="T10">0</text:span><text:span text:style-name="T17">54 = 2⋅</text:span><text:span text:style-name="T10">0</text:span><text:span text:style-name="T17">37 + 0<text:tab/><text:tab/><text:tab/><text:tab/><text:tab/>c = 1011001</text:span><text:span text:style-name="T4">2</text:span></text:p>
      <text:p text:style-name="P4"><text:span text:style-name="T17"><text:tab/><text:tab/></text:span><text:span text:style-name="T10">0</text:span><text:span text:style-name="T17">17 = 2⋅</text:span><text:span text:style-name="T10">0</text:span><text:span text:style-name="T17">13 + 1<text:tab/><text:tab/><text:tab/><text:tab/><text:tab/>d = 101011</text:span><text:span text:style-name="T4">2</text:span></text:p>
      <text:p text:style-name="P4"><text:span text:style-name="T17"><text:tab/><text:tab/></text:span><text:span text:style-name="T10">0</text:span><text:span text:style-name="T17">13 = 2⋅</text:span><text:span text:style-name="T10">00</text:span><text:span text:style-name="T17">6 + 1</text:span></text:p>
      <text:p text:style-name="P4"><text:span text:style-name="T17"><text:tab/><text:tab/></text:span><text:span text:style-name="T10">00</text:span><text:span text:style-name="T17">6 = 2⋅</text:span><text:span text:style-name="T10">00</text:span><text:span text:style-name="T17">3 + 0</text:span></text:p>
      <text:p text:style-name="P4"><text:span text:style-name="T17"><text:tab/><text:tab/></text:span><text:span text:style-name="T10">00</text:span><text:span text:style-name="T17">3 = 2⋅</text:span><text:span text:style-name="T10">00</text:span><text:span text:style-name="T17">1 + 1</text:span></text:p>
      <text:p text:style-name="P4"><text:span text:style-name="T17"><text:tab/><text:tab/></text:span><text:span text:style-name="T10">00</text:span><text:span text:style-name="T17">1 = 2⋅</text:span><text:span text:style-name="T10">00</text:span><text:span text:style-name="T17">0 + 1</text:span></text:p>
      <text:p text:style-name="P7"/>
      <text:p text:style-name="P4"><text:span text:style-name="T17"><text:tab/><text:tab/>a + b)<text:tab/></text:span><text:span text:style-name="T10">+</text:span><text:span text:style-name="T17">11011010</text:span></text:p>
      <text:p text:style-name="P4"><text:span text:style-name="T17"><text:tab/><text:tab/><text:tab/><text:tab/></text:span><text:span text:style-name="T13">+10001001</text:span></text:p>
      <text:p text:style-name="P8"><text:tab/>101100011</text:p>
      <text:p text:style-name="P7"/>
      <text:p text:style-name="P7"><text:tab/><text:tab/>Verifiera:</text:p>
      <text:p text:style-name="P5"><text:span text:style-name="T10"><text:tab/>0</text:span><text:span text:style-name="T17">1</text:span><text:span text:style-name="T10">00</text:span><text:span text:style-name="T16">1</text:span><text:span text:style-name="T17">2</text:span></text:p>
      <text:p text:style-name="P5"><text:span text:style-name="T17"><text:tab/></text:span><text:span text:style-name="T16">1</text:span><text:span text:style-name="T17">01</text:span><text:span text:style-name="T16">1</text:span><text:span text:style-name="T17">00011</text:span></text:p>
      <text:p text:style-name="P4"><text:span text:style-name="T17"><text:tab/><text:tab/><text:tab/><text:tab/></text:span><text:span text:style-name="T13">−10001001</text:span></text:p>
      <text:p text:style-name="P4"><text:span text:style-name="T17"><text:tab/><text:tab/><text:tab/><text:tab/></text:span><text:span text:style-name="T10">−</text:span><text:span text:style-name="T17">11011010</text:span></text:p>
      <text:p text:style-name="P7"/>
      <text:p text:style-name="P7"><text:tab/><text:tab/>c ⋅ d)<text:tab/>Gör själv!</text:p>
      <text:p text:style-name="P7"/>
      <text:p text:style-name="P25"><text:tab/>c)<text:tab/>Bas 7</text:p>
      <text:p text:style-name="P7"/>
      <text:p text:style-name="P4"><text:span text:style-name="T17"><text:tab/><text:tab/>218 = 7⋅31 + 1<text:tab/> ⇒<text:tab/>a = 431</text:span><text:span text:style-name="T4">7</text:span></text:p>
      <text:p text:style-name="P4"><text:span text:style-name="T17"><text:tab/><text:tab/></text:span><text:span text:style-name="T10">0</text:span><text:span text:style-name="T17">31 = 7⋅</text:span><text:span text:style-name="T10">0</text:span><text:span text:style-name="T17">4 + 3</text:span></text:p>
      <text:p text:style-name="P4"><text:span text:style-name="T17"><text:tab/><text:tab/></text:span><text:span text:style-name="T10">00</text:span><text:span text:style-name="T17">4 = 7⋅</text:span><text:span text:style-name="T10">0</text:span><text:span text:style-name="T17">0 + 4</text:span></text:p>
      <text:p text:style-name="P7"/>
      <text:p text:style-name="P4"><text:span text:style-name="T17"><text:tab/><text:tab/>På samma sätt:<text:tab/>b = 254</text:span><text:span text:style-name="T4">7</text:span></text:p>
      <text:p text:style-name="P4"><text:span text:style-name="T17"><text:tab/><text:tab/><text:tab/><text:tab/><text:tab/>c = 155</text:span><text:span text:style-name="T4">7</text:span></text:p>
      <text:p text:style-name="P4"><text:span text:style-name="T17"><text:tab/><text:tab/><text:tab/><text:tab/><text:tab/>d = 61</text:span><text:span text:style-name="T4">7</text:span></text:p>
      <text:p text:style-name="P7"/>
      <text:p text:style-name="P7"/>
      <text:p text:style-name="P9"><text:tab/><text:tab/><text:span text:style-name="T11">+00</text:span><text:span text:style-name="T18">155</text:span></text:p>
      <text:p text:style-name="P10"><text:span text:style-name="T18"><text:tab/><text:tab/></text:span><text:span text:style-name="T11">+0</text:span><text:span text:style-name="T14">⋅</text:span><text:span text:style-name="T9">⋅0</text:span><text:span text:style-name="T14">61</text:span></text:p>
      <text:p text:style-name="P10"><text:span text:style-name="T18"><text:tab/><text:tab/></text:span><text:span text:style-name="T11">+00</text:span><text:span text:style-name="T18">155</text:span></text:p>
      <text:p text:style-name="P10"><text:span text:style-name="T18"><text:tab/><text:tab/></text:span><text:span text:style-name="T14">+1362</text:span><text:span text:style-name="T9">0</text:span><text:span text:style-name="T18"><text:tab/>6⋅5 = 42</text:span><text:span text:style-name="T5">7</text:span></text:p>
      <text:p text:style-name="P10"><text:span text:style-name="T18"><text:tab/><text:tab/></text:span><text:span text:style-name="T11">+</text:span><text:span text:style-name="T18">14105</text:span></text:p>
      <text:p text:style-name="P11"/>
      <text:p text:style-name="P11"/>
      <text:p text:style-name="P30"><text:span text:style-name="T30"/></text:p>
      <text:p text:style-name="P29"><draw:line text:anchor-type="paragraph" draw:z-index="0" draw:style-name="gr1" draw:text-style-name="P31" svg:x1="2.7441in" svg:y1="0.5929in" svg:x2="2.5161in" svg:y2="0.1728in"><text:p/></draw:line><draw:line text:anchor-type="paragraph" draw:z-index="1" draw:style-name="gr1" draw:text-style-name="P31" svg:x1="2.0681in" svg:y1="0.5858in" svg:x2="2.3201in" svg:y2="0.1693in"><text:p/></draw:line><text:span text:style-name="T18"><text:tab/>2)<text:tab/>n = 10'1100'1</text:span><text:span text:style-name="T30">1</text:span><text:span text:style-name="T18">11'0101</text:span><text:span text:style-name="T5">2</text:span><text:span text:style-name="T30"> </text:span><text:span text:style-name="T18">= 2CF5</text:span><text:span text:style-name="T5">16</text:span><text:span text:style-name="T18"> =</text:span><text:span text:style-name="T30"> </text:span><text:span text:style-name="T34">{</text:span><text:span text:style-name="T35">10</text:span><text:span text:style-name="T34">'</text:span><text:span text:style-name="T35">110</text:span><text:span text:style-name="T34">'</text:span><text:span text:style-name="T35">01</text:span><text:span text:style-name="T34">1'</text:span><text:span text:style-name="T35">110</text:span><text:span text:style-name="T34">'</text:span><text:span text:style-name="T35">101</text:span><text:span text:style-name="T36">2</text:span><text:span text:style-name="T34">} =</text:span><text:span text:style-name="T35"> </text:span><text:span text:style-name="T18">26365</text:span><text:span text:style-name="T5">8</text:span></text:p>
      <text:p text:style-name="P11"/>
      <text:p text:style-name="P11"><text:tab/><text:tab/><text:tab/><text:tab/><text:tab/></text:p>
      <text:p text:style-name="P30"><text:tab/><text:tab/><text:tab/><text:tab/>16-tal<text:tab/> <text:s text:c="4"/>8-tal</text:p>
      <text:p text:style-name="P11"/>
      <text:p text:style-name="P10"><text:span text:style-name="T18"><text:tab/><text:tab/>m = 364401</text:span><text:span text:style-name="T5">8</text:span><text:span text:style-name="T18"> = 11'110'100'100'000'001</text:span><text:span text:style-name="T5">2</text:span><text:span text:style-name="T18"> = 1E901</text:span><text:span text:style-name="T5">16</text:span></text:p>
      <text:p text:style-name="P11"/>
      <text:p text:style-name="P11"/>
      <text:p text:style-name="P11"/>
      <text:p text:style-name="P11"><text:tab/>3)<text:tab/>sgd(2373; 1638)<text:tab/>?<text:tab/><text:tab/>största gemensama delaren</text:p>
      <text:p text:style-name="P11"/>
      <text:p text:style-name="P11"><text:tab/><text:tab/>sgd(m; n) = sgd(n; m − kn)</text:p>
      <text:p text:style-name="P11"/>
      <text:p text:style-name="P11"><text:tab/><text:tab/>2373 = 1⋅1638 + 735</text:p>
      <text:p text:style-name="P10"><text:span text:style-name="T18"><text:tab/><text:tab/>1638 = 2⋅</text:span><text:span text:style-name="T11">0</text:span><text:span text:style-name="T18">735 + 168</text:span></text:p>
      <text:p text:style-name="P10"><text:span text:style-name="T18"><text:tab/><text:tab/></text:span><text:span text:style-name="T11">0</text:span><text:span text:style-name="T18">735 = 4⋅</text:span><text:span text:style-name="T11">0</text:span><text:span text:style-name="T18">168 + </text:span><text:span text:style-name="T11">0</text:span><text:span text:style-name="T18">63</text:span></text:p>
      <text:p text:style-name="P10"><text:span text:style-name="T18"><text:tab/><text:tab/></text:span><text:span text:style-name="T11">0</text:span><text:span text:style-name="T18">168 = 2⋅</text:span><text:span text:style-name="T11">00</text:span><text:span text:style-name="T18">63 + </text:span><text:span text:style-name="T11">0</text:span><text:span text:style-name="T18">42</text:span></text:p>
      <text:p text:style-name="P10"><text:span text:style-name="T18"><text:tab/><text:tab/></text:span><text:span text:style-name="T11">00</text:span><text:span text:style-name="T18">63 = 1⋅</text:span><text:span text:style-name="T11">00</text:span><text:span text:style-name="T18">42 + </text:span><text:span text:style-name="T11">0</text:span><text:span text:style-name="T18">21</text:span></text:p>
      <text:p text:style-name="P10"><text:span text:style-name="T18"><text:tab/><text:tab/></text:span><text:span text:style-name="T11">00</text:span><text:span text:style-name="T18">42 = 2⋅</text:span><text:span text:style-name="T11">00</text:span><text:span text:style-name="T18">21 + </text:span><text:span text:style-name="T11">00</text:span><text:span text:style-name="T18">0</text:span></text:p>
      <text:p text:style-name="P11"/>
      <text:p text:style-name="P11"><text:tab/><text:tab/>Så största gemensama delaren är 21</text:p>
      <text:p text:style-name="P11"><text:tab/><text:tab/>sgd(2373; 1638) = 21</text:p>
      <text:p text:style-name="P11"/>
      <text:p text:style-name="P11"/>
      <text:p text:style-name="P11"><text:tab/><text:tab/>mgm(2373; 1638) <text:s/>?</text:p>
      <text:p text:style-name="P11"/>
      <text:p text:style-name="P11"><text:tab/><text:tab/>mgm = minsta gemensamma multipel</text:p>
      <text:p text:style-name="P11"><text:soft-page-break/><text:tab/><text:tab/>sgd(m; n) ⋅ mgm(m; n) = m⋅n =</text:p>
      <text:p text:style-name="P11"/>
      <text:p text:style-name="P10"><draw:line text:anchor-type="paragraph" draw:z-index="3" draw:style-name="gr1" draw:text-style-name="P31" svg:x1="1.9673in" svg:y1="0.6386in" svg:x2="1.7071in" svg:y2="0.4102in"><text:p/></draw:line><text:span text:style-name="T18"><text:tab/><text:tab/></text:span><text:span text:style-name="T18"><draw:frame draw:style-name="fr1" draw:name="Object1" text:anchor-type="as-char" svg:width="3.078in" svg:height="0.4126in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1"/>
      <text:p text:style-name="P12"><text:tab/><text:tab/><text:tab/><text:tab/>sgd</text:p>
      <text:p text:style-name="P12"/>
      <text:p text:style-name="P12"/>
      <text:p text:style-name="P12"/>
      <text:p text:style-name="P12"><text:tab/>4)<text:tab/>k heltal</text:p>
      <text:p text:style-name="P12"/>
      <text:p text:style-name="P12"/>
      <text:p text:style-name="P12"><draw:line text:anchor-type="paragraph" draw:z-index="4" draw:style-name="gr1" draw:text-style-name="P31" svg:x1="3.6445in" svg:y1="0.1618in" svg:x2="2.978in" svg:y2="0.2752in"><text:p/></draw:line><text:tab/><text:tab/>sgd(3k + <text:span text:style-name="T30">2</text:span>; 5k + 3) =<text:tab/><text:tab/> <text:s text:c="3"/>((5k + 3) − (3k + 2)<text:span text:style-name="T30"> = 2k + 1</text:span>)</text:p>
      <text:p text:style-name="P12"/>
      <text:p text:style-name="P12"><text:tab/><text:tab/>= sgd(3k + 2; 2k + 1) =<text:tab/> <text:s text:c="3"/>((3k + 2) − (2k + 1) = k + 1)</text:p>
      <text:p text:style-name="P12"><draw:line text:anchor-type="paragraph" draw:z-index="6" draw:style-name="gr1" draw:text-style-name="P31" svg:x1="3.6134in" svg:y1="0.0055in" svg:x2="3.0091in" svg:y2="0.1189in"><text:p/></draw:line></text:p>
      <text:p text:style-name="P12"><text:tab/><text:tab/>= sgd(k + 1; 2k + 1) =</text:p>
      <text:p text:style-name="P12"/>
      <text:p text:style-name="P12"><text:tab/><text:tab/>= sgd(k + 1; k) = sgd(1; k) = 1</text:p>
      <text:p text:style-name="P12"/>
      <text:p text:style-name="P12"/>
      <text:p text:style-name="P12"/>
      <text:p text:style-name="P12"/>
      <text:p text:style-name="Math_20_text"><text:span text:style-name="T19"><text:tab/>5)<text:tab/></text:span><text:span text:style-name="T20">Emma har 75 kr i 1-, 5- &amp; 10-kr-mynt.</text:span></text:p>
      <text:p text:style-name="P12"><text:tab/><text:tab/>Totalt har hon 16 mynt.</text:p>
      <text:p text:style-name="P12"><text:tab/><text:tab/>Hur många har hon av varje sort?</text:p>
      <text:p text:style-name="P12"/>
      <text:p text:style-name="P12"/>
      <text:p text:style-name="P12"><text:tab/><text:tab/>Antag att gon har x stycken 1 kr, y stycken 5 kr, z stycken 0 kr.</text:p>
      <text:p text:style-name="P12"/>
      <text:p text:style-name="P20"><draw:line text:anchor-type="paragraph" draw:z-index="7" draw:style-name="gr1" draw:text-style-name="P31" svg:x1="3.9362in" svg:y1="0.6965in" svg:x2="3.6236in" svg:y2="0.4362in"><text:p/></draw:line><text:span text:style-name="T20"><text:tab/><text:tab/></text:span><text:span text:style-name="T20"><draw:frame draw:style-name="fr1" draw:name="Object2" text:anchor-type="as-char" svg:width="1.4098in" svg:height="0.6563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20"><text:tab/><text:tab/>Ett diofantiskt ekvationssystem.</text:span></text:p>
      <text:p text:style-name="P12"><text:tab/><text:tab/><text:tab/><text:tab/><text:tab/><text:tab/><text:tab/><text:tab/>(Vi söker heltalslösningar)</text:p>
      <text:p text:style-name="P12"/>
      <text:p text:style-name="P12"><text:tab/><text:tab/>x + 5y + 10z − x − y − z = 75 − 16<text:tab/>(x elemineras)</text:p>
      <text:p text:style-name="P12"/>
      <text:p text:style-name="P12"><text:tab/><text:tab/>4y + 9z = 59</text:p>
      <text:p text:style-name="P12"/>
      <text:p text:style-name="P12"/>
      <text:p text:style-name="P12"><text:tab/><text:tab/>sgd(4, 9) = 1</text:p>
      <text:p text:style-name="P13"><text:tab/><text:tab/>sgd(m; n) = ma + nb</text:p>
      <text:p text:style-name="P13"/>
      <text:p text:style-name="P13"><text:tab/><text:tab/>Så</text:p>
      <text:p text:style-name="P13"><text:tab/><text:tab/><text:tab/>4⋅(−118) + 9⋅59 = 59</text:p>
      <text:p text:style-name="P26"><text:tab/><text:tab/>Så en lösning till till ekvationen</text:p>
      <text:p text:style-name="P13"/>
      <text:p text:style-name="P21"><text:span text:style-name="T21"><text:tab/><text:tab/><text:tab/></text:span><text:span text:style-name="T21"><draw:frame draw:style-name="fr1" draw:name="Object3" text:anchor-type="as-char" svg:width="0.8075in" svg:height="0.4957in" draw:z-index="8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3"/>
      <text:p text:style-name="P13"/>
      <text:p text:style-name="P13"><text:tab/><text:tab/>Om y, z är en lösning:</text:p>
      <text:p text:style-name="P13"/>
      <text:p text:style-name="P21"><text:span text:style-name="T21"><text:tab/><text:tab/><text:tab/>4(y − y</text:span><text:span text:style-name="T26">0</text:span><text:span text:style-name="T21">) + 9(z − z</text:span><text:span text:style-name="T26">0</text:span><text:span text:style-name="T21">) = 0</text:span></text:p>
      <text:p text:style-name="P21"><text:span text:style-name="T21"><text:tab/><text:tab/><text:tab/>4(y − y</text:span><text:span text:style-name="T26">0</text:span><text:span text:style-name="T21">) = −9(z − z</text:span><text:span text:style-name="T26">0</text:span><text:span text:style-name="T21">)</text:span></text:p>
      <text:p text:style-name="P13"/>
      <text:p text:style-name="P13"><text:tab/><text:tab/><text:tab/>4 &amp; 9 är relativt prima</text:p>
      <text:p text:style-name="P13"/>
      <text:p text:style-name="P21"><text:span text:style-name="T21"><text:tab/><text:tab/><text:tab/>så<text:tab/>z = z</text:span><text:span text:style-name="T26">0</text:span><text:span text:style-name="T21"> − 4k</text:span></text:p>
      <text:p text:style-name="P21"><text:span text:style-name="T21"><text:tab/><text:tab/><text:tab/><text:tab/>y = y</text:span><text:span text:style-name="T26">0</text:span><text:span text:style-name="T21"> − 9k</text:span></text:p>
      <text:p text:style-name="P13"/>
      <text:p text:style-name="P21"><text:span text:style-name="T21"><text:tab/><text:tab/><text:tab/></text:span><text:span text:style-name="T22">Vilket k?</text:span></text:p>
      <text:p text:style-name="P15"/>
      <text:p text:style-name="P16"><text:tab/><text:tab/><text:tab/>y, z ≥ 0, <text:s/>59 + 4k ≥ 0 <text:s/>ger</text:p>
      <text:p text:style-name="P16"/>
      <text:p text:style-name="P22"><text:span text:style-name="T22"><text:tab/><text:tab/><text:tab/></text:span><text:span text:style-name="T21"><draw:frame draw:style-name="fr1" draw:name="Object4" text:anchor-type="as-char" svg:width="1.3063in" svg:height="0.4126in" draw:z-index="9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4"/>
      <text:p text:style-name="P22"><text:span text:style-name="T22"><text:tab/><text:tab/><text:tab/>−118 − 95 ≥ 0<text:tab/>ger<text:tab/></text:span><text:span text:style-name="T22"><draw:frame draw:style-name="fr1" draw:name="Object5" text:anchor-type="as-char" svg:width="1.4118in" svg:height="0.4126in" draw:z-index="10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6"/>
      <text:p text:style-name="P16"><text:tab/><text:tab/><text:tab/>Det vill säga<text:tab/>k = −14</text:p>
      <text:p text:style-name="P16"/>
      <text:p text:style-name="P16"/>
      <text:p text:style-name="P16"><text:tab/><text:tab/>Så enda lösningen till ekvationen med y, z &gt; 0:</text:p>
      <text:p text:style-name="P16"/>
      <text:p text:style-name="P16"><text:tab/><text:tab/><text:tab/>y = −118 − 9(−14) = 8</text:p>
      <text:p text:style-name="P16"><text:tab/><text:tab/><text:tab/>z = 59 + 4(−14) = 3</text:p>
      <text:p text:style-name="P16"/>
      <text:p text:style-name="P16"><text:tab/><text:tab/>Motsvarande<text:tab/>x = 16 − 4 − 7 = 5</text:p>
      <text:p text:style-name="P16"/>
      <text:p text:style-name="P16"/>
      <text:p text:style-name="P16"><text:tab/><text:tab/>Så Emma har<text:tab/>5 stycken 1-kr,</text:p>
      <text:p text:style-name="P16"><text:tab/><text:tab/><text:tab/><text:tab/><text:tab/>8 stycken 5-kr och</text:p>
      <text:p text:style-name="P16"><text:tab/><text:tab/><text:tab/><text:tab/><text:tab/>3 stycken 10-kr.</text:p>
      <text:p text:style-name="P16"/>
      <text:p text:style-name="P16"/>
      <text:p text:style-name="P17"/>
      <text:p text:style-name="P17"><text:tab/>6)<text:tab/>Visa att om <text:s text:c="2"/>am + bn = 1 <text:s/>så <text:s/>sgd(m; n) = 1<text:tab/>(a, b, m, n <text:s/>heltal)</text:p>
      <text:p text:style-name="P17"><text:tab/><text:tab/>d|m, d|n ⇒ d|am + bn = 1<text:tab/>så d = ±1<text:tab/><text:tab/>så <text:s/>sgd(m; n) = 1</text:p>
      <text:p text:style-name="P27"><text:span text:style-name="T23"><text:s/><text:tab/>8)<text:tab/></text:span><text:span text:style-name="T24">Primtalsfaktorisera talen 111, 467, 314000 och 10300</text:span><text:span text:style-name="T27">6</text:span><text:span text:style-name="T24"> (det talet</text:span></text:p>
      <text:p text:style-name="P18"><text:tab/><text:tab/>som i bas 6 skrivs 10300).</text:p>
      <text:p text:style-name="P18"/>
      <text:p text:style-name="P18"><text:tab/><text:tab/>111 = 3⋅37</text:p>
      <text:p text:style-name="P18"/>
      <text:p text:style-name="P18"><text:tab/><text:tab/>467<text:tab/><text:tab/>Man testar primtal till man kommer upp till ett tal vars</text:p>
      <text:p text:style-name="P18"><text:tab/><text:tab/><text:tab/><text:tab/>kvadrart är större än talet.</text:p>
      <text:p text:style-name="P18"/>
      <text:p text:style-name="P18"><text:tab/><text:tab/>314000 = 314 ⋅ 1000 = 2 ⋅ 157 ⋅ 1000 =<text:tab/><text:tab/>{157 är ett primtal}</text:p>
      <text:p text:style-name="P23"><text:span text:style-name="T24"><text:tab/><text:tab/>= 2 ⋅ 157 ⋅ 10</text:span><text:span text:style-name="T29">3</text:span><text:span text:style-name="T24"> = 2 ⋅ 157 ⋅ 2</text:span><text:span text:style-name="T29">3</text:span><text:span text:style-name="T24"> ⋅ 5</text:span><text:span text:style-name="T29">3</text:span><text:span text:style-name="T24"> =</text:span></text:p>
      <text:p text:style-name="P23"><text:span text:style-name="T24"><text:tab/><text:tab/>= 2</text:span><text:span text:style-name="T29">4</text:span><text:span text:style-name="T24"> ⋅ 5</text:span><text:span text:style-name="T29">3</text:span><text:span text:style-name="T24"> ⋅ 157</text:span></text:p>
      <text:p text:style-name="P18"/>
      <text:p text:style-name="P23"><text:span text:style-name="T24"><text:tab/><text:tab/>103000</text:span><text:span text:style-name="T27">6</text:span><text:span text:style-name="T24"> = 103</text:span><text:span text:style-name="T27">6</text:span><text:span text:style-name="T24"> ⋅ 6</text:span><text:span text:style-name="T29">2</text:span><text:span text:style-name="T24"> = 39 ⋅ 2</text:span><text:span text:style-name="T29">2</text:span><text:span text:style-name="T24"> ⋅ 3</text:span><text:span text:style-name="T29">2</text:span><text:span text:style-name="T24"> = 2</text:span><text:span text:style-name="T29">2</text:span><text:span text:style-name="T24"> ⋅ 3</text:span><text:span text:style-name="T29">3</text:span><text:span text:style-name="T24"> ⋅ 13</text:span></text:p>
      <text:p text:style-name="P18"/>
      <text:p text:style-name="P18"/>
      <text:p text:style-name="P18"/>
      <text:p text:style-name="P18"/>
      <text:p text:style-name="P18"/>
      <text:p text:style-name="P23"><text:span text:style-name="T24"><text:tab/>10)<text:tab/>10|n</text:span><text:span text:style-name="T29">2</text:span><text:span text:style-name="T24"> ⇔ 2, 5|n</text:span><text:span text:style-name="T29">2</text:span><text:span text:style-name="T24"> ⇔ 2, 5|n ⇔ 10|n</text:span></text:p>
      <text:p text:style-name="P18"/>
      <text:p text:style-name="P18"><text:tab/><text:tab/>Svar: Ja</text:p>
      <text:p text:style-name="P18"/>
      <text:p text:style-name="P18"/>
      <text:p text:style-name="P23"><text:span text:style-name="T24"><text:tab/><text:tab/>9|n</text:span><text:span text:style-name="T29">2</text:span><text:span text:style-name="T24"> ⇔ 3|n<text:tab/><text:tab/>Motexempel:<text:tab/>n = 3</text:span></text:p>
      <text:p text:style-name="P18"/>
      <text:p text:style-name="P23"><text:span text:style-name="T24"><text:tab/><text:tab/>Svar: Nej<text:tab/><text:tab/>9|3</text:span><text:span text:style-name="T29">2</text:span><text:span text:style-name="T24"> = 9,<text:tab/>9∤3</text:span></text:p>
      <text:p text:style-name="P18"/>
      <text:p text:style-name="P18"/>
      <text:p text:style-name="P18"/>
      <text:p text:style-name="P18"/>
      <text:p text:style-name="P18"/>
      <text:p text:style-name="P18"><text:tab/>11)<text:tab/>a, b, c <text:s/>bland <text:s/>0, 1, …, 9</text:p>
      <text:p text:style-name="P18"/>
      <text:p text:style-name="P23"><text:span text:style-name="T24"><text:tab/><text:tab/>(abc abc)</text:span><text:span text:style-name="T27">10</text:span><text:span text:style-name="T24"> delbart med 3 olika primtal.</text:span></text:p>
      <text:p text:style-name="P18"/>
      <text:p text:style-name="P18"/>
      <text:p text:style-name="P24"><text:span text:style-name="T24"><text:tab/><text:tab/>(abc abc)</text:span><text:span text:style-name="T27">10</text:span><text:span text:style-name="T24"> </text:span><text:span text:style-name="T25">= (abc)</text:span><text:span text:style-name="T28">10</text:span><text:span text:style-name="T25"> ⋅ 1001</text:span></text:p>
      <text:p text:style-name="P19"/>
      <text:p text:style-name="P19"><text:tab/><text:tab/>1001 = 7 ⋅ 11 ⋅ 13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2-19T15:28:31</dc:date>
    <dc:creator>Mattias </dc:creator>
    <meta:editing-duration>PT35H05M37S</meta:editing-duration>
    <meta:editing-cycles>56</meta:editing-cycles>
    <meta:generator>OpenOffice.org/3.2$Linux OpenOffice.org_project/320m19$Build-9505</meta:generator>
    <meta:document-statistic meta:table-count="0" meta:image-count="0" meta:object-count="5" meta:page-count="5" meta:paragraph-count="117" meta:word-count="716" meta:character-count="3027"/>
  </office:meta>
</office:document-meta>
</file>

<file path=Object 1/content.xml><?xml version="1.0" encoding="utf-8"?>
<math xmlns="http://www.w3.org/1998/Math/MathML">
  <semantics>
    <mrow>
      <mrow>
        <mrow>
          <mrow>
            <mtext/>
            <mi mathvariant="normal">=</mi>
            <mfrac>
              <mrow>
                <mn>2373</mn>
                <mi mathvariant="normal">⋅</mi>
                <mn>1638</mn>
              </mrow>
              <mn>21</mn>
            </mfrac>
          </mrow>
          <mi mathvariant="normal">=</mi>
          <mi mathvariant="normal">⋯</mi>
        </mrow>
        <mi mathvariant="normal">=</mi>
        <mrow>
          <mn>113</mn>
          <mi mathvariant="normal">⋅</mi>
          <mn>1638</mn>
        </mrow>
      </mrow>
      <mi mathvariant="normal">=</mi>
      <mn>185094</mn>
    </mrow>
    <annotation encoding="StarMath 5.0">"" = 2373 cdot 1638 over 21 = dotsaxis = 113 cdot 1638 = 185094</annotation>
  </semantics>
</math>
</file>

<file path=Object 2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i mathvariant="normal">x</mi>
                  <mo stretchy="false">+</mo>
                  <mn>5y</mn>
                </mrow>
                <mo stretchy="false">+</mo>
                <mn>10z</mn>
              </mrow>
              <mi mathvariant="normal">=</mi>
              <mn>75</mn>
            </mrow>
          </mtd>
        </mtr>
        <mtr>
          <mtd>
            <mrow>
              <mrow>
                <mrow>
                  <mi mathvariant="normal">x</mi>
                  <mo stretchy="false">+</mo>
                  <mi mathvariant="normal">y</mi>
                </mrow>
                <mo stretchy="false">+</mo>
                <mi mathvariant="normal">z</mi>
              </mrow>
              <mi mathvariant="normal">=</mi>
              <mn>16</mn>
            </mrow>
          </mtd>
        </mtr>
        <mtr>
          <mtd>
            <mrow>
              <mi mathvariant="normal">x</mi>
              <mi mathvariant="normal">,</mi>
              <mi/>
              <mi mathvariant="normal">y</mi>
              <mi mathvariant="normal">,</mi>
              <mi/>
              <mi mathvariant="normal">z</mi>
              <mi/>
              <mrow>
                <mi>heltal</mi>
                <mi mathvariant="normal">≥</mi>
                <mn>0</mn>
              </mrow>
            </mrow>
          </mtd>
        </mtr>
      </mtable>
    </mrow>
    <annotation encoding="StarMath 5.0">alignl left lbrace stack{
  x + 5y + 10z = 75
# x + y + z = 16
# x,`y,`z~heltal &gt;= 0
} right none</annotation>
  </semantics>
</math>
</file>

<file path=Object 3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 mathvariant="normal">y</mi>
                <mn>0</mn>
              </msub>
              <mi mathvariant="normal">=</mi>
              <mrow>
                <mi mathvariant="normal">−</mi>
                <mn>118</mn>
              </mrow>
            </mrow>
          </mtd>
        </mtr>
        <mtr>
          <mtd>
            <mrow>
              <msub>
                <mi mathvariant="normal">z</mi>
                <mn>0</mn>
              </msub>
              <mi mathvariant="normal">=</mi>
              <mn>59</mn>
            </mrow>
          </mtd>
        </mtr>
      </mtable>
    </mrow>
    <annotation encoding="StarMath 5.0">alignl left lbrace stack {
  y_0 = -118
# z_0 = 59
} right none</annotation>
  </semantics>
</math>
</file>

<file path=Object 4/content.xml><?xml version="1.0" encoding="utf-8"?>
<math xmlns="http://www.w3.org/1998/Math/MathML">
  <semantics>
    <mrow>
      <mrow>
        <mi mathvariant="normal">k</mi>
        <mi mathvariant="normal">≥</mi>
        <mrow>
          <mi mathvariant="normal">−</mi>
          <mi/>
        </mrow>
      </mrow>
      <mrow>
        <mfrac>
          <mn>59</mn>
          <mn>4</mn>
        </mfrac>
        <mi mathvariant="normal">=</mi>
        <mrow>
          <mi mathvariant="normal">−</mi>
          <mn>14</mn>
        </mrow>
      </mrow>
      <mi/>
      <mfrac>
        <mn>3</mn>
        <mn>4</mn>
      </mfrac>
    </mrow>
    <annotation encoding="StarMath 5.0">k &gt;= -`{59 over 4} = -14`{3 over 4}</annotation>
  </semantics>
</math>
</file>

<file path=Object 5/content.xml><?xml version="1.0" encoding="utf-8"?>
<math xmlns="http://www.w3.org/1998/Math/MathML">
  <semantics>
    <mrow>
      <mrow>
        <mi mathvariant="normal">k</mi>
        <mi mathvariant="normal">≤</mi>
        <mrow>
          <mi mathvariant="normal">−</mi>
          <mi/>
        </mrow>
      </mrow>
      <mrow>
        <mfrac>
          <mn>118</mn>
          <mn>9</mn>
        </mfrac>
        <mi mathvariant="normal">=</mi>
        <mrow>
          <mi mathvariant="normal">−</mi>
          <mn>13</mn>
        </mrow>
      </mrow>
      <mi/>
      <mfrac>
        <mn>1</mn>
        <mn>9</mn>
      </mfrac>
    </mrow>
    <annotation encoding="StarMath 5.0">k &lt;= -`{118 over 9} = -13`{1 over 9}</annotation>
  </semantics>
</math>
</file>